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4.579cm" fo:margin-left="1.289cm" fo:margin-right="1.132cm" fo:margin-top="0cm" fo:margin-bottom="0cm" table:align="margins" style:writing-mode="lr-tb"/>
    </style:style>
    <style:style style:name="Table1.A" style:family="table-column">
      <style:table-column-properties style:column-width="3.493cm" style:rel-column-width="1980*"/>
    </style:style>
    <style:style style:name="Table1.B" style:family="table-column">
      <style:table-column-properties style:column-width="11.086cm" style:rel-column-width="6285*"/>
    </style:style>
    <style:style style:name="Table1.1" style:family="table-row">
      <style:table-row-properties style:min-row-height="0.566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1.3" style:family="table-row">
      <style:table-row-properties style:min-row-height="1.138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margin-top="0.019cm" fo:margin-bottom="0cm" fo:line-height="100%"/>
      <style:text-properties fo:font-size="7.5pt" fo:font-weight="bold" style:font-size-asian="7.5pt" style:font-weight-asian="bold"/>
    </style:style>
    <style:style style:name="P3" style:family="paragraph" style:parent-style-name="Text_20_body">
      <style:paragraph-properties fo:margin-left="5.623cm" fo:margin-right="0cm" fo:margin-top="0.106cm" fo:margin-bottom="0cm" fo:text-indent="0cm" style:auto-text-indent="false"/>
    </style:style>
    <style:style style:name="P4" style:family="paragraph" style:parent-style-name="Table_20_Paragraph">
      <style:paragraph-properties fo:margin-left="0.194cm" fo:margin-right="0cm" fo:text-indent="0cm" style:auto-text-indent="false"/>
    </style:style>
    <style:style style:name="P5" style:family="paragraph" style:parent-style-name="Table_20_Paragraph">
      <style:paragraph-properties fo:margin-left="0.194cm" fo:margin-right="0cm" fo:line-height="0.531cm" fo:text-indent="0cm" style:auto-text-indent="false"/>
    </style:style>
    <style:style style:name="P6" style:family="paragraph" style:parent-style-name="Table_20_Paragraph">
      <style:paragraph-properties fo:margin-left="0.198cm" fo:margin-right="0cm" fo:line-height="0.531cm" fo:text-indent="0cm" style:auto-text-indent="false"/>
    </style:style>
    <style:style style:name="P7" style:family="paragraph" style:parent-style-name="Table_20_Paragraph">
      <style:paragraph-properties fo:margin-left="0.198cm" fo:margin-right="1.692cm" fo:line-height="0.572cm" fo:text-indent="0cm" style:auto-text-indent="false"/>
    </style:style>
    <style:style style:name="P8" style:family="paragraph" style:parent-style-name="Table_20_Paragraph">
      <style:paragraph-properties fo:margin-left="0cm" fo:margin-right="0cm" fo:text-indent="0cm" style:auto-text-indent="false"/>
      <style:text-properties fo:font-size="16.5pt" fo:font-weight="bold" style:font-size-asian="16.5pt" style:font-weight-asian="bold"/>
    </style:style>
    <style:style style:name="P9" style:family="paragraph" style:parent-style-name="Table_20_Paragraph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10" style:family="paragraph" style:parent-style-name="Table_20_Paragraph">
      <style:paragraph-properties fo:margin-left="0cm" fo:margin-right="0cm" fo:text-indent="0cm" style:auto-text-indent="false"/>
      <style:text-properties fo:font-size="18pt" fo:font-weight="bold" style:font-size-asian="18pt" style:font-weight-asian="bold"/>
    </style:style>
    <style:style style:name="P11" style:family="paragraph" style:parent-style-name="Table_20_Paragraph">
      <style:paragraph-properties fo:margin-left="0cm" fo:margin-right="0cm" fo:margin-top="0.019cm" fo:margin-bottom="0cm" fo:text-indent="0cm" style:auto-text-indent="false"/>
      <style:text-properties fo:font-size="13.5pt" fo:font-weight="bold" style:font-size-asian="13.5pt" style:font-weight-asian="bold"/>
    </style:style>
    <style:style style:name="P12" style:family="paragraph" style:parent-style-name="Table_20_Paragraph">
      <style:paragraph-properties fo:margin-left="0cm" fo:margin-right="0cm" fo:margin-top="0.016cm" fo:margin-bottom="0cm" fo:text-indent="0cm" style:auto-text-indent="false"/>
      <style:text-properties fo:font-size="17.5pt" fo:font-weight="bold" style:font-size-asian="17.5pt" style:font-weight-asian="bold"/>
    </style:style>
    <style:style style:name="P13" style:family="paragraph" style:parent-style-name="Table_20_Paragraph">
      <style:paragraph-properties fo:margin-left="3.069cm" fo:margin-right="3.059cm" fo:text-align="center" style:justify-single-word="false" fo:text-indent="0cm" style:auto-text-indent="false"/>
    </style:style>
    <style:style style:name="P14" style:family="paragraph" style:parent-style-name="Table_20_Paragraph">
      <style:paragraph-properties fo:margin-left="2.394cm" fo:margin-right="3.059cm" fo:text-align="center" style:justify-single-word="false" fo:text-indent="0cm" style:auto-text-indent="false"/>
    </style:style>
    <style:style style:name="P15" style:family="paragraph" style:parent-style-name="Table_20_Paragraph">
      <style:paragraph-properties fo:margin-left="3.069cm" fo:margin-right="3.057cm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left="3.069cm" fo:margin-right="3.057cm" fo:margin-top="0.362cm" fo:margin-bottom="0cm" fo:text-align="center" style:justify-single-word="false" fo:text-indent="0cm" style:auto-text-indent="false"/>
    </style:style>
    <style:style style:name="P17" style:family="paragraph" style:parent-style-name="Table_20_Paragraph">
      <style:paragraph-properties fo:margin-left="3.069cm" fo:margin-right="3.057cm" fo:margin-top="0.265cm" fo:margin-bottom="0cm" fo:text-align="center" style:justify-single-word="false" fo:text-indent="0cm" style:auto-text-indent="false"/>
    </style:style>
    <style:style style:name="P18" style:family="paragraph" style:parent-style-name="Table_20_Paragraph" style:list-style-name="WWNum1">
      <style:paragraph-properties fo:margin-left="2.09cm" fo:margin-right="0cm" fo:margin-top="0cm" fo:margin-bottom="0cm" fo:line-height="0.485cm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19" style:family="paragraph" style:parent-style-name="Table_20_Paragraph" style:list-style-name="WWNum3">
      <style:paragraph-properties fo:margin-left="2.09cm" fo:margin-right="0cm" fo:margin-top="0cm" fo:margin-bottom="0cm" fo:line-height="0.485cm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0" style:family="paragraph" style:parent-style-name="Table_20_Paragraph" style:list-style-name="WWNum7">
      <style:paragraph-properties fo:margin-left="2.09cm" fo:margin-right="0cm" fo:margin-top="0cm" fo:margin-bottom="0cm" fo:line-height="0.485cm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1" style:family="paragraph" style:parent-style-name="Table_20_Paragraph" style:list-style-name="WWNum2">
      <style:paragraph-properties fo:margin-left="2.09cm" fo:margin-right="0cm" fo:margin-top="0cm" fo:margin-bottom="0cm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2" style:family="paragraph" style:parent-style-name="Table_20_Paragraph" style:list-style-name="WWNum1">
      <style:paragraph-properties fo:margin-left="2.09cm" fo:margin-right="0cm" fo:margin-top="0.242cm" fo:margin-bottom="0cm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3" style:family="paragraph" style:parent-style-name="Table_20_Paragraph" style:list-style-name="WWNum7">
      <style:paragraph-properties fo:margin-left="2.09cm" fo:margin-right="0cm" fo:margin-top="0.242cm" fo:margin-bottom="0cm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4" style:family="paragraph" style:parent-style-name="Table_20_Paragraph" style:list-style-name="WWNum2">
      <style:paragraph-properties fo:margin-left="2.09cm" fo:margin-right="0cm" fo:margin-top="0.24cm" fo:margin-bottom="0cm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5" style:family="paragraph" style:parent-style-name="Table_20_Paragraph" style:list-style-name="WWNum4">
      <style:paragraph-properties fo:margin-left="2.09cm" fo:margin-right="0cm" fo:margin-top="0.265cm" fo:margin-bottom="0cm" fo:line-height="100%" fo:text-align="start" style:justify-single-word="false" fo:text-indent="-0.637cm" style:auto-text-indent="false">
        <style:tab-stops>
          <style:tab-stop style:position="2.092cm"/>
        </style:tab-stops>
      </style:paragraph-properties>
    </style:style>
    <style:style style:name="P26" style:family="paragraph" style:parent-style-name="Table_20_Paragraph" style:list-style-name="WWNum5">
      <style:paragraph-properties fo:margin-left="2.09cm" fo:margin-right="0cm" fo:margin-top="0cm" fo:margin-bottom="0cm" fo:line-height="0.485cm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27" style:family="paragraph" style:parent-style-name="Table_20_Paragraph" style:list-style-name="WWNum6">
      <style:paragraph-properties fo:margin-left="2.09cm" fo:margin-right="0cm" fo:margin-top="0cm" fo:margin-bottom="0cm" fo:line-height="0.485cm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28" style:family="paragraph" style:parent-style-name="Table_20_Paragraph" style:list-style-name="WWNum2">
      <style:paragraph-properties fo:margin-left="2.09cm" fo:margin-right="0.175cm" fo:margin-top="0cm" fo:margin-bottom="0cm" fo:line-height="150%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29" style:family="paragraph" style:parent-style-name="Table_20_Paragraph" style:list-style-name="WWNum3">
      <style:paragraph-properties fo:margin-left="2.09cm" fo:margin-right="0.182cm" fo:margin-top="0.049cm" fo:margin-bottom="0cm" fo:line-height="0.734cm" fo:text-align="start" style:justify-single-word="false" fo:text-indent="-0.635cm" style:auto-text-indent="false">
        <style:tab-stops>
          <style:tab-stop style:position="2.092cm"/>
        </style:tab-stops>
      </style:paragraph-properties>
    </style:style>
    <style:style style:name="P30" style:family="paragraph" style:parent-style-name="Table_20_Paragraph">
      <style:paragraph-properties fo:margin-left="2.09cm" fo:margin-right="0.182cm" fo:margin-top="0.009cm" fo:margin-bottom="0cm" style:line-height-at-least="0.723cm" fo:text-indent="0cm" style:auto-text-indent="false"/>
    </style:style>
    <style:style style:name="T1" style:family="text">
      <style:text-properties fo:letter-spacing="-0.009cm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letter-spacing="-0.002cm" style:font-size-asian="12pt"/>
    </style:style>
    <style:style style:name="T5" style:family="text">
      <style:text-properties fo:font-size="12pt" fo:letter-spacing="-0.002cm" fo:font-weight="bold" style:font-size-asian="12pt" style:font-weight-asian="bold"/>
    </style:style>
    <style:style style:name="T6" style:family="text">
      <style:text-properties fo:font-size="12pt" fo:letter-spacing="-0.004cm" style:font-size-asian="12pt"/>
    </style:style>
    <style:style style:name="T7" style:family="text">
      <style:text-properties fo:font-size="12pt" fo:letter-spacing="0.095cm" style:font-size-asian="12pt"/>
    </style:style>
    <style:style style:name="T8" style:family="text">
      <style:text-properties fo:font-size="12pt" fo:letter-spacing="0.093cm" style:font-size-asian="12pt"/>
    </style:style>
    <style:style style:name="T9" style:family="text">
      <style:text-properties fo:font-size="12pt" fo:letter-spacing="0.101cm" style:font-size-asian="12pt"/>
    </style:style>
    <style:style style:name="T10" style:family="text">
      <style:text-properties fo:font-size="12pt" fo:letter-spacing="0.104cm" style:font-size-asian="12pt"/>
    </style:style>
    <style:style style:name="T11" style:family="text">
      <style:text-properties fo:font-size="12pt" fo:letter-spacing="0.097cm" style:font-size-asian="12pt"/>
    </style:style>
    <style:style style:name="T12" style:family="text">
      <style:text-properties fo:font-size="12pt" fo:letter-spacing="-0.101cm" style:font-size-asian="12pt"/>
    </style:style>
    <style:style style:name="T13" style:family="text">
      <style:text-properties fo:font-size="12pt" fo:letter-spacing="-0.005cm" style:font-size-asian="12pt"/>
    </style:style>
    <style:style style:name="T14" style:family="text">
      <style:text-properties fo:font-size="12pt" fo:letter-spacing="0.044cm" style:font-size-asian="12pt"/>
    </style:style>
    <style:style style:name="T15" style:family="text">
      <style:text-properties fo:font-size="12pt" fo:letter-spacing="0.046cm" style:font-size-asian="12pt"/>
    </style:style>
    <style:style style:name="T16" style:family="text">
      <style:text-properties fo:font-size="12pt" fo:letter-spacing="0.034cm" style:font-size-asian="12pt"/>
    </style:style>
    <style:style style:name="T17" style:family="text">
      <style:text-properties fo:font-size="12pt" fo:letter-spacing="0.037cm" style:font-size-asian="12pt"/>
    </style:style>
    <style:style style:name="T18" style:family="text">
      <style:text-properties fo:font-size="12pt" fo:letter-spacing="0.081cm" style:font-size-asian="12pt"/>
    </style:style>
    <style:style style:name="T19" style:family="text">
      <style:text-properties fo:font-size="12pt" fo:letter-spacing="0.035cm" style:font-size-asian="12pt"/>
    </style:style>
    <style:style style:name="T20" style:family="text">
      <style:text-properties fo:font-size="12pt" fo:letter-spacing="0.039cm" style:font-size-asian="12pt"/>
    </style:style>
    <style:style style:name="T21" style:family="text">
      <style:text-properties fo:font-size="12pt" fo:letter-spacing="0.032cm" style:font-size-asian="12pt"/>
    </style:style>
    <style:style style:name="T22" style:family="text">
      <style:text-properties fo:font-size="12pt" fo:letter-spacing="0.072cm" style:font-size-asian="12pt"/>
    </style:style>
    <style:style style:name="T23" style:family="text">
      <style:text-properties fo:font-size="12pt" fo:letter-spacing="0.083cm" style:font-size-asian="12pt"/>
    </style:style>
    <style:style style:name="T24" style:family="text">
      <style:text-properties fo:font-size="12pt" fo:letter-spacing="0.086cm" style:font-size-asian="12pt"/>
    </style:style>
    <style:style style:name="T25" style:family="text">
      <style:text-properties fo:font-size="12pt" fo:letter-spacing="0.085cm" style:font-size-asian="12pt"/>
    </style:style>
    <style:style style:name="T26" style:family="text">
      <style:text-properties fo:font-size="14pt" style:font-size-asian="14pt"/>
    </style:style>
    <style:style style:name="T27" style:family="text">
      <style:text-properties fo:font-size="14pt" fo:letter-spacing="-0.009cm" style:font-size-asian="14pt"/>
    </style:style>
    <style:style style:name="T28" style:family="text">
      <style:text-properties fo:font-size="14pt" fo:letter-spacing="-0.007cm" style:font-size-asian="14pt"/>
    </style:style>
    <style:style style:name="T29" style:family="text">
      <style:text-properties fo:font-size="14pt" fo:letter-spacing="-0.002cm" style:font-size-asian="14pt"/>
    </style:style>
    <style:style style:name="T30" style:family="text">
      <style:text-properties fo:font-size="14pt" fo:letter-spacing="-0.118cm" style:font-size-asian="14pt"/>
    </style:style>
    <style:style style:name="T31" style:family="text">
      <style:text-properties fo:font-size="14pt" fo:font-weight="bold" style:font-size-asian="14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>PROJECT<text:span text:style-name="T1"> </text:span>PLANNING<text:span text:style-name="T1"> </text:span>PHASE</text:p>
        <text:p text:style-name="Text_20_body"><text:span text:style-name="T3"><text:tab/><text:tab/><text:tab/><text:tab/><text:tab/><text:tab/>Milestones</text:span><text:span text:style-name="T5"> </text:span><text:span text:style-name="T3">&amp;Tasks</text:span></text:p>
        <text:p text:style-name="Text_20_body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5"><text:span text:style-name="T26">Date</text:span></text:p>
            </table:table-cell>
            <table:table-cell table:style-name="Table1.A1" office:value-type="string">
              <text:p text:style-name="P6"><text:span text:style-name="T26">27</text:span><text:span text:style-name="T27"> </text:span><text:span text:style-name="T26">October</text:span><text:span text:style-name="T28"> </text:span><text:span text:style-name="T26">2022</text:span></text:p>
            </table:table-cell>
          </table:table-row>
          <table:table-row table:style-name="Table1.1">
            <table:table-cell table:style-name="Table1.A1" office:value-type="string">
              <text:p text:style-name="P5"><text:span text:style-name="T26">Team</text:span><text:span text:style-name="T29"> </text:span><text:span text:style-name="T26">ID</text:span></text:p>
            </table:table-cell>
            <table:table-cell table:style-name="Table1.A1" office:value-type="string">
              <text:p text:style-name="P6"><text:span text:style-name="T26">PNT2022TMID38501</text:span></text:p>
            </table:table-cell>
          </table:table-row>
          <table:table-row table:style-name="Table1.3">
            <table:table-cell table:style-name="Table1.A1" office:value-type="string">
              <text:p text:style-name="P4"><text:span text:style-name="T26">Project</text:span><text:span text:style-name="T29"> </text:span><text:span text:style-name="T26">Name</text:span></text:p>
            </table:table-cell>
            <table:table-cell table:style-name="Table1.A1" office:value-type="string">
              <text:p text:style-name="P7"><text:span text:style-name="T26">Project – Analytics for Hospital’s</text:span><text:span text:style-name="T30"> </text:span><text:span text:style-name="T26">Health-care</text:span><text:span text:style-name="T28"> </text:span><text:span text:style-name="T26">Data</text:span></text:p>
            </table:table-cell>
          </table:table-row>
        </table:table>
        <text:p text:style-name="P1"/>
        <text:p text:style-name="P1"/>
        <text:p text:style-name="P1"/>
        <text:p text:style-name="P2"/>
        <text:p text:style-name="P8"/>
        <text:p text:style-name="P13"><text:span text:style-name="T31">MILESTONES</text:span></text:p>
        <text:p text:style-name="P8"><text:tab/><text:tab/><text:tab/><text:tab/><text:tab/><text:tab/> <text:s/>&amp;</text:p>
        <text:p text:style-name="P14"><text:span text:style-name="T31">TASKS</text:span></text:p>
        <text:p text:style-name="P16"><text:span text:style-name="T2">MILESTONE-1</text:span></text:p>
        <text:p text:style-name="P16"><text:span text:style-name="T2"/></text:p>
        <text:list xml:id="list5063144913097299182" text:style-name="WWNum1">
          <text:list-item>
            <text:p text:style-name="P18"><text:span text:style-name="T2">Collection</text:span><text:span text:style-name="T4"> </text:span><text:span text:style-name="T2">of</text:span><text:span text:style-name="T6"> </text:span><text:span text:style-name="T2">data</text:span></text:p>
          </text:list-item>
          <text:list-item>
            <text:p text:style-name="P22"><text:span text:style-name="T2">Understanding</text:span><text:span text:style-name="T4"> </text:span><text:span text:style-name="T2">the</text:span><text:span text:style-name="T6"> </text:span><text:span text:style-name="T2">dataset</text:span></text:p>
          </text:list-item>
        </text:list>
        <text:p text:style-name="P9"/>
        <text:p text:style-name="P11"/>
        <text:p text:style-name="P15"><text:span text:style-name="T2">MILESTONE-2</text:span></text:p>
        <text:p text:style-name="P15"><text:span text:style-name="T2"/></text:p>
        <text:list xml:id="list6228238685008205928" text:style-name="WWNum2">
          <text:list-item>
            <text:p text:style-name="P28"><text:span text:style-name="T2">Loading</text:span><text:span text:style-name="T7"> </text:span><text:span text:style-name="T2">the</text:span><text:span text:style-name="T8"> </text:span><text:span text:style-name="T2">dataset</text:span><text:span text:style-name="T9"> </text:span><text:span text:style-name="T2">on</text:span><text:span text:style-name="T10"> </text:span><text:span text:style-name="T2">IBM</text:span><text:span text:style-name="T11"> </text:span><text:span text:style-name="T2">Cognos</text:span><text:span text:style-name="T12"> </text:span><text:span text:style-name="T2">analytics</text:span></text:p>
          </text:list-item>
          <text:list-item>
            <text:p text:style-name="P21"><text:span text:style-name="T2">Working</text:span><text:span text:style-name="T6"> </text:span><text:span text:style-name="T2">with</text:span><text:span text:style-name="T4"> </text:span><text:span text:style-name="T2">the</text:span><text:span text:style-name="T6"> </text:span><text:span text:style-name="T2">dataset</text:span></text:p>
          </text:list-item>
          <text:list-item>
            <text:p text:style-name="P24"><text:span text:style-name="T2">Explore</text:span><text:span text:style-name="T13"> </text:span><text:span text:style-name="T2">the</text:span><text:span text:style-name="T4"> </text:span><text:span text:style-name="T2">data</text:span></text:p>
          </text:list-item>
        </text:list>
        <text:p text:style-name="P12"/>
        <text:p text:style-name="P15"><text:span text:style-name="T2">MILESTONE-3</text:span></text:p>
        <text:p text:style-name="P15"><text:span text:style-name="T2"/></text:p>
        <text:list xml:id="list400566029954596895" text:style-name="WWNum3">
          <text:list-item>
            <text:p text:style-name="P19"><text:span text:style-name="T2">Visualize</text:span><text:span text:style-name="T13"> </text:span><text:span text:style-name="T2">the</text:span><text:span text:style-name="T4"> </text:span><text:span text:style-name="T2">data</text:span></text:p>
          </text:list-item>
          <text:list-item>
            <text:p text:style-name="P29"><text:span text:style-name="T2">Creating</text:span><text:span text:style-name="T14"> </text:span><text:span text:style-name="T2">the</text:span><text:span text:style-name="T14"> </text:span><text:span text:style-name="T2">interactive</text:span><text:span text:style-name="T15"> </text:span><text:span text:style-name="T2">dashboard</text:span><text:span text:style-name="T14"> </text:span><text:span text:style-name="T2">,story,</text:span><text:span text:style-name="T12"> </text:span><text:span text:style-name="T2">report</text:span></text:p>
          </text:list-item>
          <text:list-item>
            <text:p text:style-name="P29"><text:span text:style-name="T2"/></text:p>
          </text:list-item>
        </text:list>
        <text:p text:style-name="P17"><text:span text:style-name="T2">MILESTONE-4</text:span></text:p>
        <text:p text:style-name="P17"><text:span text:style-name="T2"/></text:p>
        <text:list xml:id="list4447334071903394737" text:style-name="WWNum4">
          <text:list-item>
            <text:p text:style-name="P25"><text:span text:style-name="T2">Display</text:span><text:span text:style-name="T4"> </text:span><text:span text:style-name="T2">the</text:span><text:span text:style-name="T4"> </text:span><text:span text:style-name="T2">insights</text:span><text:span text:style-name="T4"> </text:span><text:span text:style-name="T2">in</text:span><text:span text:style-name="T4"> </text:span><text:span text:style-name="T2">the</text:span><text:span text:style-name="T6"> </text:span><text:span text:style-name="T2">dashboard</text:span></text:p>
          </text:list-item>
        </text:list>
        <text:p text:style-name="P10"/>
        <text:p text:style-name="P15"><text:span text:style-name="T2">MILESTONE-5</text:span></text:p>
        <text:p text:style-name="P15"><text:span text:style-name="T2"/></text:p>
        <text:list xml:id="list6984375700938095372" text:style-name="WWNum5">
          <text:list-item>
            <text:p text:style-name="P26"><text:span text:style-name="T2">Prepare</text:span><text:span text:style-name="T16"> </text:span><text:span text:style-name="T2">a</text:span><text:span text:style-name="T17"> </text:span><text:span text:style-name="T2">standardized</text:span><text:span text:style-name="T18"> </text:span><text:span text:style-name="T2">dataset</text:span><text:span text:style-name="T19"> </text:span><text:span text:style-name="T2">and</text:span><text:span text:style-name="T17"> </text:span><text:span text:style-name="T2">using</text:span></text:p>
          </text:list-item>
        </text:list>
        <text:p text:style-name="P30"><text:span text:style-name="T2">the</text:span><text:span text:style-name="T19"> </text:span><text:span text:style-name="T2">data</text:span><text:span text:style-name="T17"> </text:span><text:span text:style-name="T2">required</text:span><text:span text:style-name="T19"> </text:span><text:span text:style-name="T2">with</text:span><text:span text:style-name="T20"> </text:span><text:span text:style-name="T2">the</text:span><text:span text:style-name="T17"> </text:span><text:span text:style-name="T2">help</text:span><text:span text:style-name="T17"> </text:span><text:span text:style-name="T2">of</text:span><text:span text:style-name="T17"> </text:span><text:span text:style-name="T2">python</text:span><text:span text:style-name="T12"> </text:span><text:span text:style-name="T2">program</text:span></text:p>
        <text:p text:style-name="P10"/>
        <text:p text:style-name="P10"/>
        <text:p text:style-name="P15"><text:soft-page-break/><text:span text:style-name="T2"/></text:p>
        <text:p text:style-name="P15"><text:span text:style-name="T2"/></text:p>
        <text:p text:style-name="P15"><text:span text:style-name="T2">MILESTONE-6</text:span></text:p>
        <text:p text:style-name="P15"><text:span text:style-name="T2"/></text:p>
        <text:list xml:id="list1882592126916924606" text:style-name="WWNum6">
          <text:list-item>
            <text:p text:style-name="P27"><text:span text:style-name="T2">Usage</text:span><text:span text:style-name="T21"> </text:span><text:span text:style-name="T2">of</text:span><text:span text:style-name="T21"> </text:span><text:span text:style-name="T2">various</text:span><text:span text:style-name="T16"> </text:span><text:span text:style-name="T2">algorithm</text:span><text:span text:style-name="T22"> </text:span><text:span text:style-name="T2">to</text:span><text:span text:style-name="T16"> </text:span><text:span text:style-name="T2">obtain</text:span><text:span text:style-name="T19"> </text:span><text:span text:style-name="T2">the</text:span></text:p>
          </text:list-item>
        </text:list>
        <text:p text:style-name="P30"><text:span text:style-name="T2">desired</text:span><text:span text:style-name="T23"> </text:span><text:span text:style-name="T2">result</text:span><text:span text:style-name="T24"> </text:span><text:span text:style-name="T2">with</text:span><text:span text:style-name="T24"> </text:span><text:span text:style-name="T2">more</text:span><text:span text:style-name="T23"> </text:span><text:span text:style-name="T2">accuracy</text:span><text:span text:style-name="T25"> </text:span><text:span text:style-name="T2">using</text:span><text:span text:style-name="T12"> </text:span><text:span text:style-name="T2">Google</text:span><text:span text:style-name="T6"> </text:span><text:span text:style-name="T2">collaboration.</text:span></text:p>
        <text:p text:style-name="P30"><text:span text:style-name="T2"/></text:p>
        <text:p text:style-name="P16"><text:span text:style-name="T2">MILESTONE-7</text:span></text:p>
        <text:p text:style-name="P16"><text:span text:style-name="T2"/></text:p>
        <text:list xml:id="list3929167329379585129" text:style-name="WWNum7">
          <text:list-item>
            <text:p text:style-name="P20"><text:span text:style-name="T2">Display</text:span><text:span text:style-name="T4"> </text:span><text:span text:style-name="T2">them</text:span><text:span text:style-name="T4"> </text:span><text:span text:style-name="T2">in</text:span><text:span text:style-name="T4"> </text:span><text:span text:style-name="T2">the</text:span><text:span text:style-name="T6"> </text:span><text:span text:style-name="T2">required format</text:span></text:p>
          </text:list-item>
          <text:list-item>
            <text:p text:style-name="P23"><text:span text:style-name="T2">Deployed</text:span><text:span text:style-name="T4"> </text:span><text:span text:style-name="T2">in</text:span><text:span text:style-name="T4"> </text:span><text:span text:style-name="T2">the</text:span><text:span text:style-name="T4"> </text:span><text:span text:style-name="T2">Github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2.09cm" fo:margin-right="0cm" fo:text-indent="0cm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style:font-name-asian="Wingdings1" style:font-size-asian="12pt" style:language-asian="en" style:country-asian="US" style:font-name-complex="Wingdings1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Wingding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81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2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3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7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51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8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DHANA MITHRAA</meta:initial-creator>
    <meta:creation-date>2022-11-08T03:59:48</meta:creation-date>
    <dc:date>2022-11-08T10:52:50.05</dc:date>
    <meta:editing-duration>P0D</meta:editing-duration>
    <meta:generator>OpenOffice/4.1.12$Win32 OpenOffice.org_project/4112m1$Build-9809</meta:generator>
    <meta:document-statistic meta:table-count="1" meta:image-count="0" meta:object-count="0" meta:page-count="2" meta:paragraph-count="32" meta:word-count="118" meta:character-count="740"/>
    <dc:creator>srfgeg saw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